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co9" style:family="table-column">
      <style:table-column-properties fo:break-before="auto" style:column-width="100.01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8"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2"/>
          <table:table-cell table:style-name="ce4"/>
          <table:table-cell table:number-columns-repeated="1015"/>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9"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0"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 BE ANNOUNCED)</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ymmetrization, concentration inequality and $0-1$ laws for Le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a at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t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number-columns-repeated="2"/>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07" calcext:value-type="date">
            <text:p>07/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14" calcext:value-type="date">
            <text:p>14/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1" calcext:value-type="date">
            <text:p>21/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8" calcext:value-type="date">
            <text:p>28/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05" calcext:value-type="date">
            <text:p>05/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1" table:content-validation-name="val4" office:value-type="date" office:date-value="1998-10-19" calcext:value-type="date">
            <text:p>19/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26" calcext:value-type="date">
            <text:p>26/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2" calcext:value-type="date">
            <text:p>02/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nd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9" calcext:value-type="date">
            <text:p>09/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23" calcext:value-type="date">
            <text:p>23/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30" calcext:value-type="date">
            <text:p>30/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01" calcext:value-type="date">
            <text:p>01/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1" table:content-validation-name="val4" office:value-type="date" office:date-value="1999-02-08" calcext:value-type="date">
            <text:p>08/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1" table:content-validation-name="val4" office:value-type="date" office:date-value="1999-02-15" calcext:value-type="date">
            <text:p>15/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22" calcext:value-type="date">
            <text:p>22/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1" table:content-validation-name="val4" office:value-type="date" office:date-value="1999-03-01" calcext:value-type="date">
            <text:p>01/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08" calcext:value-type="date">
            <text:p>08/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15" calcext:value-type="date">
            <text:p>15/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29" calcext:value-type="date">
            <text:p>29/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05" calcext:value-type="date">
            <text:p>05/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12" calcext:value-type="date">
            <text:p>12/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City University of New York</text:p>
          </table:table-cell>
          <table:table-cell table:style-name="ce2" table:content-validation-name="val3" office:value-type="string" calcext:value-type="string">
            <text:p>Probability</text:p>
          </table:table-cell>
          <table:table-cell table:style-name="ce11" table:content-validation-name="val4" office:value-type="date" office:date-value="1999-04-19" calcext:value-type="date">
            <text:p>19/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26" calcext:value-type="date">
            <text:p>26/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5-03" calcext:value-type="date">
            <text:p>03/05/1999</text:p>
          </table:table-cell>
          <table:table-cell table:style-name="ce7"/>
          <table:table-cell table:style-name="ce2"/>
          <table:table-cell table:style-name="ce4"/>
          <table:table-cell table:style-name="ce2" table:number-columns-repeated="20"/>
          <table:table-cell table:number-columns-repeated="995"/>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1" table:content-validation-name="val4" office:value-type="date" office:date-value="1999-05-10" calcext:value-type="date">
            <text:p>10/05/1999</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to-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tremal behavior of stochastic integrals driven by multivariate regularly varying Le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13"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13"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13"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5"/>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6</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13"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13"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University of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5"/>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5"/>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at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5"/>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5"/>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5"/>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5"/>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5"/>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5"/>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5"/>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5"/>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5"/>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5"/>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5"/>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5"/>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5"/>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5"/>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5"/>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Wisconsi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5"/>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5"/>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5"/>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5"/>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Wisconsi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5"/>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5"/>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5"/>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5"/>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5"/>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9"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1" table:content-validation-name="val4" office:value-type="date" office:date-value="2013-08-28" calcext:value-type="date">
            <text:p>28/08/2013</text:p>
          </table:table-cell>
          <table:table-cell table:style-name="ce13"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5"/>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9"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16" calcext:value-type="date">
            <text:p>16/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9"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1" table:content-validation-name="val4" office:value-type="date" office:date-value="2013-09-23" calcext:value-type="date">
            <text:p>23/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30" calcext:value-type="date">
            <text:p>30/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9"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3-10-07" calcext:value-type="date">
            <text:p>07/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9"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1" table:content-validation-name="val4" office:value-type="date" office:date-value="2013-10-21" calcext:value-type="date">
            <text:p>21/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9"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1" table:content-validation-name="val4" office:value-type="date" office:date-value="2013-10-28" calcext:value-type="date">
            <text:p>28/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1" table:content-validation-name="val4" office:value-type="date" office:date-value="2013-11-04" calcext:value-type="date">
            <text:p>04/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11" calcext:value-type="date">
            <text:p>11/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9"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3-11-21" calcext:value-type="date">
            <text:p>21/11/2013</text:p>
          </table:table-cell>
          <table:table-cell table:style-name="ce13"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9"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25" calcext:value-type="date">
            <text:p>25/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9"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1" table:content-validation-name="val4" office:value-type="date" office:date-value="2013-12-09" calcext:value-type="date">
            <text:p>09/12/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9"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01-27" calcext:value-type="date">
            <text:p>27/0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9"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03" calcext:value-type="date">
            <text:p>03/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9"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10" calcext:value-type="date">
            <text:p>10/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9"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1" table:content-validation-name="val4" office:value-type="date" office:date-value="2014-02-24" calcext:value-type="date">
            <text:p>24/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9"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1" table:content-validation-name="val4" office:value-type="date" office:date-value="2014-03-03" calcext:value-type="date">
            <text:p>03/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9"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03-10" calcext:value-type="date">
            <text:p>10/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9"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1" table:content-validation-name="val4" office:value-type="date" office:date-value="2014-03-17" calcext:value-type="date">
            <text:p>17/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9"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3-24" calcext:value-type="date">
            <text:p>24/03/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9"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07" calcext:value-type="date">
            <text:p>07/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14" calcext:value-type="date">
            <text:p>14/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9"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21" calcext:value-type="date">
            <text:p>21/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9"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04-28" calcext:value-type="date">
            <text:p>28/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9"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5-05" calcext:value-type="date">
            <text:p>05/05/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9"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1" table:content-validation-name="val4" office:value-type="date" office:date-value="2014-05-20" calcext:value-type="date">
            <text:p>20/05/2014</text:p>
          </table:table-cell>
          <table:table-cell table:style-name="ce13"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9"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1" table:content-validation-name="val4" office:value-type="date" office:date-value="2014-09-08" calcext:value-type="date">
            <text:p>08/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9"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9"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9"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22" calcext:value-type="date">
            <text:p>22/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9"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1" table:content-validation-name="val4" office:value-type="date" office:date-value="2014-09-29" calcext:value-type="date">
            <text:p>29/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9"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1" table:content-validation-name="val4" office:value-type="date" office:date-value="2014-10-06" calcext:value-type="date">
            <text:p>06/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9"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10-20" calcext:value-type="date">
            <text:p>20/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9"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1" table:content-validation-name="val4" office:value-type="date" office:date-value="2014-10-27" calcext:value-type="date">
            <text:p>27/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9"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9"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9"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11-10" calcext:value-type="date">
            <text:p>10/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17" calcext:value-type="date">
            <text:p>17/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9"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24" calcext:value-type="date">
            <text:p>24/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9"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1" table:content-validation-name="val4" office:value-type="date" office:date-value="2014-12-01" calcext:value-type="date">
            <text:p>01/1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9"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4-12-05" calcext:value-type="date">
            <text:p>05/12/2014</text:p>
          </table:table-cell>
          <table:table-cell table:style-name="ce13"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a at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office:value-type="time" office:time-value="PT16H00M00S" calcext:value-type="time">
            <text:p>16:00</text:p>
          </table:table-cell>
          <table:table-cell table:style-name="ce2" office:value-type="string" calcext:value-type="string">
            <text:p>Malott 205</text:p>
          </table:table-cell>
          <table:table-cell table:style-name="ce8"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4" office:value-type="string" calcext:value-type="string">
            <text:p>Polluted bootstrap percolation</text:p>
          </table:table-cell>
          <table:table-cell table:style-name="ce2"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4" office:value-type="string" calcext:value-type="string">
            <text:p>GOE Statistics for Le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4" office:value-type="string" calcext:value-type="string">
            <text:p>Generalized <text:s/>Ito-Nisio Theorem with applications to Levy processes and Le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4" office:value-type="string" calcext:value-type="string">
            <text:p>Stable Le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CUNY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NYU</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University at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CUNY</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C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12" table:content-validation-name="val4" office:value-type="date" office:date-value="2024-11-11" calcext:value-type="date">
            <text:p>11/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2" table:number-rows-repeated="1047804">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I20"/>
        <table:database-range table:name="Seminars2" table:target-range-address="Archive.A1:Archive.I77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471" meta:object-count="0"/>
    <meta:generator>LibreOfficeDev/6.0.5.2$Linux_X86_64 LibreOffice_project/</meta:generator>
  </office:meta>
</office:document-meta>
</file>